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D000000CAF59A5B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80808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draw:fill="solid" draw:fill-color="#000000" draw:auto-grow-height="false" fo:min-height="0.749cm" fo:min-width="0.499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679cm, 3.6cm, 1.67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italic" fo:text-shadow="none" style:text-underline-style="none" fo:font-weight="normal" style:letter-kerning="true" style:font-name-asian="MS Gothic" style:font-size-asian="24pt" style:font-style-asian="italic" style:font-weight-asian="normal" style:font-name-complex="Tahoma" style:font-size-complex="24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italic" fo:text-shadow="none" style:text-underline-style="none" fo:font-weight="normal" style:letter-kerning="true" style:font-name-asian="MS Gothic" style:font-size-asian="24pt" style:font-style-asian="italic" style:font-weight-asian="normal" style:font-name-complex="Tahoma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0.9cm" svg:height="40.9cm" svg:x="11.55cm" svg:y="-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8.2cm" svg:height="28.2cm" svg:x="17.9cm" svg:y="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1cm" svg:height="21.78cm" svg:x="21.85cm" svg:y="6.72cm">
            <text:p text:style-name="P2"><text:span text:style-name="T1">1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style-name="gr3" draw:text-style-name="P3" draw:layer="layout" svg:width="12.9cm" svg:height="11.78cm" svg:x="29.65cm" svg:y="16.72cm">
            <text:p text:style-name="P2"><text:span text:style-name="T1">€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style-name="gr4" draw:layer="layout" svg:width="65.6cm" svg:height="65cm" svg:x="-0.5cm" svg:y="-0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15.42437808649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1" draw:layer="layout" svg:width="64.223cm" svg:height="27.193cm" svg:x="-0.223cm" svg:y="36.045cm">
          <draw:image xlink:href="Pictures/10000000000001DD000000CAF59A5BCE.jpg" xlink:type="simple" xlink:show="embed" xlink:actuate="onLoad">
            <text:p/>
          </draw:image>
        </draw:frame>
      </draw:page>
      <draw:page draw:name="page2" draw:style-name="dp1" draw:master-page-name="Default">
        <draw:g>
          <draw:custom-shape draw:style-name="gr1" draw:text-style-name="P1" draw:layer="layout" svg:width="58.951cm" svg:height="58.951cm" svg:x="2.525cm" svg:y="-1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0.645cm" svg:height="40.645cm" svg:x="11.678cm" svg:y="7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5.855cm" svg:height="31.393cm" svg:x="17.371cm" svg:y="10.481cm">
            <text:p text:style-name="P2"><text:span text:style-name="T1">1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style-name="gr3" draw:text-style-name="P3" draw:layer="layout" svg:width="18.594cm" svg:height="16.979cm" svg:x="28.613cm" svg:y="24.895cm">
            <text:p text:style-name="P2"><text:span text:style-name="T1">€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style-name="gr4" draw:layer="layout" svg:width="65.6cm" svg:height="65cm" svg:x="-0.499cm" svg:y="-0.2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91.2816725896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1" draw:layer="layout" svg:width="83.509cm" svg:height="22.069cm" svg:x="-9.841cm" svg:y="52.985cm">
          <draw:image xlink:href="Pictures/10000000000001DD000000CAF59A5BCE.jpg" xlink:type="simple" xlink:show="embed" xlink:actuate="onLoad">
            <text:p/>
          </draw:image>
        </draw:frame>
      </draw:page>
      <draw:page draw:name="page3" draw:style-name="dp1" draw:master-page-name="Default">
        <draw:g>
          <draw:custom-shape draw:style-name="gr1" draw:text-style-name="P1" draw:layer="layout" svg:width="68.799cm" svg:height="68.799cm" svg:x="-2.399cm" svg:y="-2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7.435cm" svg:height="47.435cm" svg:x="8.283cm" svg:y="8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8.504cm" svg:height="36.638cm" svg:x="14.927cm" svg:y="11.932cm">
            <text:p text:style-name="P2"><text:span text:style-name="T1">1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style-name="gr3" draw:text-style-name="P3" draw:layer="layout" svg:width="21.7cm" svg:height="19.816cm" svg:x="28.047cm" svg:y="28.754cm">
            <text:p text:style-name="P2"><text:span text:style-name="T1">€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style-name="gr4" draw:layer="layout" svg:width="65.6cm" svg:height="65cm" svg:x="-0.498cm" svg:y="-0.2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91.2816725896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4cm" fo:page-height="64cm" style:print-orientation="portrait"/>
    </style:page-layout>
    <style:style style:name="Mdp1" style:family="drawing-page">
      <style:drawing-page-properties draw:background-size="border" draw:fill="solid" draw:fill-color="#198a8a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e Demichelis</meta:initial-creator>
    <meta:creation-date>2014-11-18T14:29:37.036494125</meta:creation-date>
    <dc:date>2014-11-18T14:51:29.325888028</dc:date>
    <dc:creator>Daniele Demichelis</dc:creator>
    <meta:editing-duration>PT6M19S</meta:editing-duration>
    <meta:editing-cycles>3</meta:editing-cycles>
    <meta:generator>LibreOffice/4.2.6.3$Linux_X86_64 LibreOffice_project/420m0$Build-3</meta:generator>
    <meta:document-statistic meta:object-count="20"/>
  </office:meta>
</office:document-meta>
</file>